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5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2.1957in"/>
    </style:style>
    <style:style style:name="co5" style:family="table-column">
      <style:table-column-properties fo:break-before="auto" style:column-width="0.8492in"/>
    </style:style>
    <style:style style:name="co6" style:family="table-column">
      <style:table-column-properties fo:break-before="auto" style:column-width="0.5063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ces_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ullTyp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dditionalData</text:p>
          </table:table-cell>
        </table:table-row>
        <table:table-row table:style-name="ro1">
          <table:table-cell office:value-type="string" calcext:value-type="string">
            <text:p>ATA2.ATA2ItemContain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Bullbar1Item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Bullbar2Item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Bullbar3Item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BullbarPoliceItem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FendersWideItem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FrontRoofLightItem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SkirtsSideItem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SpoilerFrontItem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SpoilerRear1Item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2.ATASpoilerRear2Item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MugBatte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MugNoCoffe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Shirt_BBB_FS_Logo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24KGoldBeevar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BusyBeav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Griefed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HailToTheBeaver</text:p>
          </table:table-cell>
          <table:table-cell office:value-type="currency" office:currency="USD" office:value="1250" calcext:value-type="currency">
            <text:p>$1,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HangingwSpiffo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JokinAround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SittingBeaver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Tshirt_BBB_Slay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WaterMugBatte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B.WaterMugNoCoffe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GRareWeapons.ReinforcedBaseballBat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GRareWeapons.VikingAx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000Ta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000Tank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000Tank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022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916_Helm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916_Helm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916_Helmet_Viso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1916_Helmet_Visor_2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3Box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3Bull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3BulletsMol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3Clip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3Clip20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Box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Bullet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ClipPistol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22ClipRifl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308Box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308Bull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308BulletsLink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308BulletsM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308Clip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44Cl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45Cli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45Clip1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45Clip3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00Tank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00Tank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00Ta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11_Pants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11_Pants_Rolled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56Box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56Bullet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556Cl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6B6_Helmet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6B6_Visor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6B6_Visor_UP</text:p>
          </table:table-cell>
          <table:table-cell office:value-type="currency" office:currency="USD" office:value="25000" calcext:value-type="currency">
            <text:p>$2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762Box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762Bullet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762Cl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BulletsMol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1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16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17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2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9mmClip30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K47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K47Fold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K47Unfold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Classic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Classic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Hoo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Hood_ON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Shir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A_Shirts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000Tru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000Trunk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000Trunk2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0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100Trun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1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100Trunk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1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200Trun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2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200Trunk2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200Trunk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50Tru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50Trunk1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50Trunk2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150Trunk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00Trunk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00Trunk2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50Trun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50Trunk1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50Trunk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25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300Trunk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300Trunk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300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3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400Trunk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400Trunk1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400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400Trunk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500Trun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500Trunk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500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500Trunk3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600Tru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6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600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6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700Tru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7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700Trunk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7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800Trun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800Trunk1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800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800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900Tru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900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900Trunk2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900Trunk3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FreestorageTrunk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ProtectionWheelsChai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RoofLightItem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ASleepingBag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corn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didas_Pad_Jacket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didas_Pad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didas_Track_Pant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didas_Track_Pants_Rol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Remot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SensorV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SensorV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SensorV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erosolbombTrigger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armCl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armClock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coholBand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coholRippedShe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coholWip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coholedCottonBall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lsor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luminum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mericanLadyCaterpilla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mmoStrap_Bulle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mmoStrap_Shell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mmoStrap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mplifi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orak_Pant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orak_Pants_Rolled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tibelok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tibelok_ON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tibiotic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ntique_Oven_Carry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pl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IceCrea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Ja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PileOCrep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PizzaWhir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Sid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Side_O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Spiffo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Whit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pron_WhiteTEXTUR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_Warm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_Lon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_Long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_Shor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band_Short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or_6B13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or_Defende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office:value-type="string" calcext:value-type="string">
            <text:p>FORT Defender 2 Emerald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.Armor_Defender_Set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or_Doz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rmy_Duffle_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Boot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Cloa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Cloak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Gear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Gear_Loos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Ha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Jack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Jean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Leg_Arm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he_Neckti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saultRifl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saultRifle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saultRifleBayonet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ssaultRifleM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viation_Headset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viation_Headsets_OF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viation_Headsets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vocado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x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TOOL_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xeSton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S_Hoodi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S_Hoodie_ON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F_EgenerexLit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F_HeadLigh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F_OldFlashligh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F_SpiffoLit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_Bunny_Suit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_Skir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_Skirts_Lon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ckgammonBoar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dmintonRacke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AK_Vest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AK_Vest_Loose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ALICEpack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ALICEpack_Arm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ARVN_Rucks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BigHikingBa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Blackhaw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Blackhawk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BowlingBall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Bush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Cat_Pa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3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3M_Loo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octor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ozer_Pac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uffel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uffelBagTI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uty_Belt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Duty_Belt_Front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FannyPackBa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FannyPackFront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FoodCann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FoodSnack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GolfBa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Hazard_Cross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Hunting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InmateEscaped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JanitorToolbox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MedicalBag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Milita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MoneyBa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NormalHiking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Plate_Carrie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Radio_P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Robbie_P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CBA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KS_Vest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KS_Vest_Loos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SO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T53_S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atche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avotta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choolba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hotgun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hotgunDbl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hotgunDblSawnoffBa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hotgunSawnoffBa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niper_Hoo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niper_Hood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niper_Pac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niper_Suit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niper_Suit_Off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Survivor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Tactical_Alic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Tactical_Belt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Tactical_Belt_Fro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Tool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Weapon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Worker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X_Ves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X_Vest_Loos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_Z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elPlai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elPopp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elSesam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uet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uetteDoug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guetteSandwi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itFis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_2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_3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_4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_5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er_Tent_6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Soda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Tra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TrayBrea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Tray_Muffi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kingTray_Muffin_Recip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1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4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aclava_Mask_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lPeenHamm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oney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loneySlic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ana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geDirt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i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_Camo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_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_Half_Cam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_Half_Oth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ana_Mask_Oth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edWoolyBearCaterpilla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it_Coa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it_Coa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it_Jacke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dit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nj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Bell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bedWir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eHand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relGreen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relGrey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relOrange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relTrash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rrelYellowCarr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eba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eballBa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eballBatNail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ketba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s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thTowe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thTowelW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tte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ayonn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anBow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ar_Mas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autyBerr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fJerk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Bot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Ca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CanEmpty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erWaterFu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Peppe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ow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DangleGol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DangleGoldRub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DangleSilv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Dangle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Gol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Gold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GoldRub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SilverAmethys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RingSilverRub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StudGol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StudGold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Stud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Button_StudSilverDiamon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ly_Turtlene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A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AR_Loo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Dut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Duty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Ga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Gas_Loos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Pou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Pouch_Loo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Wa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lt_Pack_War_Loos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Blac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Blu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Generic1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Generic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Generic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Generic4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Generic5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rryPoisonIv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ver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everage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GasTa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GasTank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GasTa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g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kini_Pattern0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kini_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po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pod_Fa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iscui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ackS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ack_Long_Shir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ackbe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ea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eachEmp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oodsuck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owTorch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luePe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bPic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_BlueR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_Flying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_Prison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_PrisonerKhaki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ilersuit_Yellow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bTub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bTubeSmal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2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4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Blacksmith5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arpentry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arpentry2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arpentry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arpentry4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arpentry5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ooking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ookin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ookin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ooking4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Cooking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Electrician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Electrician2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Electrician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Electrician4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Electrician5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arming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armin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armin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arming4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arming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rstAid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rstAid2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rstAid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rstAid4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rstAid5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shing1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shin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shing3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shing4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ishing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oraging1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oragin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oraging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oraging4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Foraging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chanic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chanic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chanic3</text:p>
          </table:table-cell>
          <table:table-cell office:value-type="currency" office:currency="USD" office:value="175" calcext:value-type="currency">
            <text:p>$17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chanic4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chanic5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talWelding1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talWeldin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talWeldin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talWelding4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MetalWelding5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ailoring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ailoring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ailoring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ailoring4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ailoring5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rapping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rapping2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rapping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rapping4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kTrapping5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ts_Bennet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ts_Heath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ts_James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ts_Mari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ots_Tracksta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risBadg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ttle_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ttle_Bag_Loos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uillonCub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wman_Headse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wman_Headsets_O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OfJar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ers_Hear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ers_RedStripe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ers_Silk_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ers_Silk_R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oxers_White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AnimalPrin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Black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Frilly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Frilly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FrillyR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RedSpo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less_Whit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AnimalPrin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Frilly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Frilly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Frilly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_Straps_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BangleLeftGol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BangleLeftSilv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BangleRightGol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BangleRight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ChainLeft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ChainLeftSilve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ChainRight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ChainRight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LeftFriendshipTIN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acelet_RightFriendship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Dough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Knif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Slic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_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ead_S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cktoy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cas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AnimalPrin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SmallTrunks_Black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SmallTrunks_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SmallTrunks_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SmallTrunks_Whit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efs_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ig_Shir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ccol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kenFishingNe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o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cketConcrete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cket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cketPlasterFul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cketWater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38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38Box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[Ammo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44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44Box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[Ammo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4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45Box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9mm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llets9mmBox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[AMMO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nnySuit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nnySuitPin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nnyTa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rg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rgerRec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rrit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rritoRecip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shcraft_Bag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tt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tterKnif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utto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420_PAP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420_PAPR_Loo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15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15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15DFolded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15Fold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YE_Pant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YE_Pants_Rolled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Z75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Batt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BlackFores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Carro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CheeseCa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Chocola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Pre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Ra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RedVelve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Sli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keStrawberryShortcak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lvin_Br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lvin_Pantie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mer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meraDisposab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meraExpensiv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meraFilm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mpCarbin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l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leLit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yCor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yFruitSlic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yPackag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dyca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BellPeppe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Bolognes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BologneseOpen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Broccol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abb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arro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arrots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arrots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hili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hili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or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orn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ornedBee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CornedBeef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Eggplant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FruitBever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FruitBeverage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FruitCockta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FruitCocktail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Lee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Mil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MilkOp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MushroomSoup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MushroomSoupOpe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each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eachesOp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eas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easOpen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ineap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ineapple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otato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otato2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Potato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RedRadish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Sardine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SardinesOpe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Tomat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Tomato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nedTomatoOpen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oePade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noePadelX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Battery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Battery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Battery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BatteryCharg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Ke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dDe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dboardBox2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dboardBoxCarr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digan_Shor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digan_Short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go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go_Pants_Rol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ro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rvingFork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eyPic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Stockin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Stocking_Below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Stocking_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Stocking_Mismatch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sual_Stocking_Ripp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tTo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atfis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entiped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entiped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erea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ereal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n_Coa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n_Mas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n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n_Pants_Roll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nsaw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irLe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ra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ra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arcoa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ck_Pant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ck_Pants_Rol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ck_Shir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ck_Shirts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ckerBo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e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eseSandwi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BRN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BRN_ON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Blau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Blauer_ON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Level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Tychem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mpak_Tychem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rry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ss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ess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ick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ickenFo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ickenFri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ickenNugge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ive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coCak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cola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colateChip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colateCoveredCoffeeBean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keTube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keTubeImprove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ker_Mari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opstick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hris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igarette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ilantro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innamonRo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eaningKi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eaningLiqui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eaningLiquid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osedUmbrella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osedUmbrellaBlu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osedUmbrella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osedUmbrella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lubHamm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a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ast_Jacke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ast_Jacket_O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at_Lon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at_Long_ON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ckroac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coaPowd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ffee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dCuppa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dDrink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dDrink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dDrinkWhit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dp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logn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at_Jumpe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at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at_Pants_Rol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inationPadl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boCarr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fre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freyCataplas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icBook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monMal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post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tac4_Headse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tac4_Headset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tac_Headset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mtac_Headsets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cretePowd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2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Carn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Cartr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Icecream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IcecreamMel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IcecreamToppin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ChocolateChi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ChocolateChipDough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Jell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Chocolat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ChocolateDoug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Oatme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OatmealDoug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Shortbrea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ShortbreadDough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Sug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esSugarDoug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ngMag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kingMag2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ol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dlessPho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k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kscrew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Frozen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bread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do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flou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nmea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pseFema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pseMa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s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set_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set_Medic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set_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rtman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ttonBall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upled556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upled76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cker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ftedFishingRo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ftedFishingRodTwineL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ppi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yfis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ayon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editCar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ick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isp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isps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isps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isps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oissant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opped_Swea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rowb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TOOL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b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pca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t_Dres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t_Dres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ttingBoardPlastic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uttingBoardWood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3C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3CR_Loos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aiko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andelion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ar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adBir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adMou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adRabbi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adRa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adSquirre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hydratedMeatStick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nimStrip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enimStripsDirty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c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gitalWat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gitalWatch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rt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sc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sc_Retai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shCloth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shClothW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isinfecta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gChe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gfood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gfoodOp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od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orknob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bleBarrelShotgu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bleBarrelShotgunSawnof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bleBarrelShotgunSawnoffNoSto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Rol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nutChocolate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nutFros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nutJell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oughnutPla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aw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Knees_Strap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Cardig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Cardigan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Kne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Lon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Norma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atinNeglige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hor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mallBlackStraples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mallBlackStrap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mallStraples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mallStrap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Strap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ess_long_Strap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BlackBean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ChickPea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ChickPea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KidneyBe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Lentil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SplitPea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WhiteBe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umstick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yer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uctTa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umbBel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ungaree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Bag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Bomber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Bomber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Cap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Cap_B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Goggle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Goggles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Armor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Helmet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Pants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Shield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Vis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OD_Visor_UP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XO_Suit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XO_Sui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bud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ing_Lisa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JEWEL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Dangly_Diamon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Dangly_Emeral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Dangly_Pear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Dangly_Rub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Dangly_Sapphir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Lrg_Gol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Lrg_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Med_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Med_Silv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Small_Gold_Bot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Small_Gold_To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Small_Silver_Bot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LoopSmall_Silver_To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Pear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Stone_Emera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Stone_Rub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Stone_Sapphi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Stud_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_Stud_Silv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arring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damam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Boi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Cart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Omelet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Poache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Scramb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ggpla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Jacket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Pants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a_Skinny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Mag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Mag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Mag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Mag4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Mag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lectronicsScrap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mptyJa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mptyPetrolC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mptySandba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Door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Door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Door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Part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erMagazine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ngineerMagazine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ras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Extinguish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L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LClassic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LClip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keItemSigh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keItemSlin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rmingMag1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st_Pan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st_Pants_Roll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ast_Tac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ertiliz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ertilizerEmpt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berglassSt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eld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Kle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WoodK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Pant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Pants_Roll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Viso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e_Visor_U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rstAidKi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Fill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Fri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Ro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er_Rop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L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Mag1</text:p>
          </table:table-cell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Mag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Ne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Ro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RodBrea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RodTwineLin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Tack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ishingTackl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Remot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SensorV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SensorV2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SensorV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ameTrapTrigger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Fire Bomb with Timer</text:p>
          </table:table-cell>
          <table:table-cell office:value-type="string" calcext:value-type="string">
            <text:p>[Explosives]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{'damage': 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.Flex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ex_Pants_Roll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ightca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intKnif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ou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uffyfootBunn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lut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ootba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ootball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or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ormal_Shirt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ountainCup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am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eddyF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2TealCarr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2WhiteCarr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3SilverCarr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Green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RedCarr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dgeWhiteCarr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edOnionRin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edOnionRingsCraf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e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llyUnderpants_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llyUnderpants_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illyUnderpants_R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gMea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CarDoor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CarDoor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CarDoor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Window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Window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ontWindow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ruitSala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ullKett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ur_Jacket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ur_Jacket_ON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FurbertSquirre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3_Pants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3_Pants_Roll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EN2_Pants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EN2_Pants_Rolled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M15_Canis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M15_Canister_Loo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M15_Gasmas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M17_Gasmas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P4U_Gasmas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P5M_Gas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mePieceBla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mePiece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mePieceWhite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bage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bageb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denFor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denHo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denSa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ar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enerato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hillie_Top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hillie_Trouser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ingerPickled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ingerRo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insen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Tumbl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TumblerWa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W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WineWa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Aviato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Crewman_Goggle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Crewman_Goggles_OF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Eyepatch_Lef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Eyepatch_Righ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Napi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Norma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Read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SafetyGoggl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Shoot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SkiGoggl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Sun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SwimmingGoggl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X1000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X1000_OFF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asses_X1000_OFF_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ck18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Box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Box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Box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3M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Fish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Leath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Mechani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Mechanix_Pac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_Musta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Boxing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BoxingR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FingerlessGlov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LeatherGlov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LeatherGloves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LongWomenGlov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Surgica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oves_Whit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lu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nome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lfBa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lfclub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5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5_Jacket_ON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6_Hoodie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6_Hoodie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_Jacket_New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_Pants_New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orka_Pants_New_Roll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hamCrack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nolaBa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peLeav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pefru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p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sshopp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vel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vy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avyMi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iddlePanFriedVegetable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idlePa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illBrus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illedChee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oceryBag1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oceryBag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oceryBag3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oceryBag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roceryBag5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acamo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Acoustic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BassBlac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BassBlu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BassR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Blac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Blu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ElectricR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itarca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m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mmyBea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mmyWorm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nLigh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nPowd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nsmith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Gunsmith_Jacket_ON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Blond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Ging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LightBr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R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DyeYellow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gel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irspra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lloweenPumpk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mSli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m_Radio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mm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TOOL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mmerSto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Ax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For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Scyth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Tor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Torch_Army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Torch_Army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Torch_CK_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Torch_ManLit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_Band_Heath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d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nk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rdCandie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Antl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Arm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Astrocom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laclavaFa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laclava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Mas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Mask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Ti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ndanaTied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Arm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Army_Rever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Blue_Rever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Green_Rever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K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KY_R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KY_Rever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Re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Red_Rever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Cap_Rever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Helmet_K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Helmet_Ranger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aseballHelmet_Z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eany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er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eretArm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icycleHelme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onnieHa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onnieHat_Camo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oxingBlu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oxingR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ucket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unnyEars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BunnyEars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hef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owbo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rashHelm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rashHelmetFUL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rashHelmet_Polic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CrashHelmet_Star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DustMas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EarMuff_Protector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EarMuff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_Opscor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M5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Foo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Food_IceCrea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Food_Spifp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Food_Spifp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edora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edora_Delmon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irem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ootballHelmet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urryEa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Gas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Gentex_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GoldSta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GolfHa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GolfHatTIN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GU56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GU56_Shiel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GU56_Vis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ard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ardHat_Min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ardHat_Miner_With_Ligh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ockeyHelme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HockeyMas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a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4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ckeyHelmet0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keArr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JokeKnif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Lisa_C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1_Helm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1_Helmet_Ori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45_Gas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5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CU_GasMas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SA_Gas_Mask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SA_Gas_Mask_AMP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X_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MX_Helmet_Glas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BCmas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V18_Harness_OF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V18_Harnes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V18_OFF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V18_ON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NewspaperHat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SGT_Helm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SGT_Helmet_Camo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SGT_Vis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SGT_Visor_UP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VS15_Harness_OFF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VS15_Harness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VS15_OF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VS15_ON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artyHat_Sta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artyHat_TIN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atrol_C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atrol_Cap_B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eakedCapArm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olic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Police_Gre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_Blu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_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_Gre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_Purpl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bbit_Yel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cco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ange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iding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iot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iot_Vis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Riot_Visor_UP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PH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am_NV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am_NV_OF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antaHa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antaHatGree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howerCa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ordi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ummer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urgicalCap_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urgicalCap_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urgicalMask_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urgicalMask_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Sweatban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Ber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Booni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Boonie_Fold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C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Cap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Cap_Camo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actical_Cap_Camo_B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TinFoil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Visor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Visor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Visor_Whit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WeddingVe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Winter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WoolyH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zmatSui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eadphones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eather_Bomb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eather_Bomber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erbalistMa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iHi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in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ckeyStic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lePunch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llyBerr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lsterDoub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lsterSim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meAlarm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ne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odieDOWN_Whit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odieUP_WhiteTI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spitalGow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r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rinkRed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rink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rinkTe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rinkWhit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_Pan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_Pants_Fol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_Pants_High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_Pants_Long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dog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sauc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ottieZ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Arm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Arm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Arm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Backp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Kne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Knee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Knif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Knife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Le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Leg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Mask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Pan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er_Pants_Roll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ingKnif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ingMag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ingMag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ingMa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ingRif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rite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untrite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P46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ceHockeySti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cePic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cecrea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cecreamMel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cin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ronIngo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IronSigh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GG_Arm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GG_Jack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GG_Pan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GG_Vis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Long_Doct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Long_Random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Long_Santa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Long_SantaGree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Adida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ArmyCamoDesert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ArmyCamoGree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Bl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Bomb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Bomber_ON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Chef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CoatArm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Firema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LeatherBarrelDog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LeatherIronRode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LeatherWildRacoons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NavyBlu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Padd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PaddedD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Police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Polizei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Polizei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Rang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Bla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Blu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Gree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Pin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TIN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Shellsuit_Tea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Varsity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ket_WhiteTI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cquesBea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mFru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mMarmalad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mes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arLi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eans_Jame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eans_Kidma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eans_Sebastia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eans_Sli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ellyBe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ourn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ice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jub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DiamondPatternTIN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PoloNe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RoundNe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TankTopDiamondTIN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TankTopTIN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Jumper_VNe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1_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1_Bag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1_Gasmas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1_Hal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1_Hoo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IP5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YRPHanddoll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tana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te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waii_Hoo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waii_Hood_O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wasaki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awasaki_Jacket_ON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lvin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lvin_Jacket_ON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lvin_Pan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lvin_Pants_Rol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nobi_Cap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nobi_Cape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tchup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t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2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3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4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5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Padl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Rin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eyta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illa_Jacket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illa_Pan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itchenKnif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itchenTong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nit_Dres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nit_Dres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KnittingNeedle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CrosseSti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ce_Stock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ce_Stocking_Half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ce_Stocking_Mismatc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m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s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aser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dP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fRak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sh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Strip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StripsDir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_Jacket_Bennet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_Jacket_Harry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_Pants_Bennet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ather_Vest_H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e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mo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monGras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tterOpen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ttuc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verRifl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everRifle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corice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coriceRed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Blu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Cya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Gree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Magent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Oran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Pin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Pur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BulbYellow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_Woman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enedSt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ght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m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ned_Tight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ipsti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bste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ck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gStacks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gStacks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gStacks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llipo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ngCoat_Bathrob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ngJohn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ngJohns_Bottom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5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7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8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ouisvilleMap9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ugWren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unch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unch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Lunchbox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14Cli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16Bayon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42_Pants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42_Pants_Roll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0Bel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0MMG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0_Lin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0_Links_Box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5_Jack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65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C10Folded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C10Unfold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_Pants_Rolle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K23SOCOM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K2SD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M1_Gasmas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P5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P5Folded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P5SD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P5Unfolded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candchee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chet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Crossword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Crossword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Crossword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Wordsearch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Wordsearch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azineWordsearch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go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ggots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keUp_GreenCam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keupEyeshadow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keupFoundatio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k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le_Undi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Adidas_Shir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Adidas_Shirts_O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Check_Shir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Check_Shirt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Field_Shirt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Field_Shirts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Neck_Hoodi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Neck_Hoodie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Neck_Shir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_Neck_Shirts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ngo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pleSyru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rchRidgeMa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rgar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rianneP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rinar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rshmallow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ska_1_Helm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ska_1_Vis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ska_1_Visor_UP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tch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attres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atCleav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atDumplin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atPatt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atSteamBu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chanicMag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chanicMag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chanicMag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chanic_Boo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chanic_Boots_Armo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ssk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sskit_B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sskit_B_Loo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sskit_Loo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B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Dru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P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workMag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workMa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workMa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alworkMag4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Bandoli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Bandolier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Boo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Coa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Gas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Gasmask_S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ID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IDA_ON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Kne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Knee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Pan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etro_Pants_Roll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crowave1Carr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crowave2Carr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Cloa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Cloak_OFF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Coat_Lon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Coat_Long_ON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aite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aiter_Loos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_B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_C</text:p>
          </table:table-cell>
          <table:table-cell office:value-type="currency" office:currency="USD" office:value="800" calcext:value-type="currency">
            <text:p>$8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_D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_Ha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Ghillie_Hat_Mask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Jump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Pant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itary_Pants_Rolle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liped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llipede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cedMea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i14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i14Fold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i14Unfold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iFridge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ntCand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rro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ixedVegetable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Brake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Brak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Brak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CarMuffler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CarMuffler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CarMuffler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Suspension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Suspension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Suspension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Tir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Tir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ernTir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djeska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leyMol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lotov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narchCaterpill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ne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p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rtarPes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tionSenso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AirConditioner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AntiqueStov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ArcadeMachine1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ArcadeMachine2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each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inRoun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irdbat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lueComfy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luePlastic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lueRattanChai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rownComfy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BrownLowTab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abinetMedica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abinetTool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ardboard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hromeSink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offeeMak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oncreteMix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CorkBoar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arkBlue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arkWoodenChai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egreeDocto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egreeSurge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esktopComput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Doghous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Espresso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Black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DarkTab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LowTab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Tab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Toil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ancyWhiteChair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itnessContrapti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lagAdmi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lagUS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lagUSALar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oldingChai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FridgeMini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ardenGnom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aveArched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aveRoun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aveSquar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aveWor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en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enComfy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enOven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y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yComfyChai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GreyOven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HotdogMachin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HuntingTroph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IndustrialSink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3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4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5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amp6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ightConstructi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ightRoundTab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LongTab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ailbox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annequinFema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annequinMa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apUS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etalLocker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etalStool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crophon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crowav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crowave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rrorLarg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rrorSmal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rrorTal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irrorWoo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obileBlood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obileCount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ModernOven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NapkinDispense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OakRoundTab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OfficeChai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OrangeFut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OrangeModern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aintingBett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aintingElisa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aintingGree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aintingLibrar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alletEmpt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ileOCrepeChai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inballMachin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inkFlaming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lastic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lasticLowTable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pcornMachine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Droids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Eleme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Medic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Omega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Paw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PieBlu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PieGree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PiePin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osterPieR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rojector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urpleRattanChai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PurpleWooden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edBBQ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ed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edOve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edWooden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oadBarri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oadCo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oadCon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RoundTabl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atelliteDish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caleMedica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hoppingBask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ignArm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ignCitru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ignRestric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ignWarn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mallTabl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SodaMachin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TVCamera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Toast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TowelDispens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Urinal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allCl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aterDispense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hiteComfy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hiteSimpleChai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hiteSink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hiteWoodenChai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oodenChai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WoodenStoo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ov_YellowModernChai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ffinFru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ffinGeneric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ffinTra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ffintray_Biscui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g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g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gWhit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g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g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ldraughM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lti_Carrier_Ammo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lti_Carrier_Car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lti_Carrier_Foo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lti_Carrier_Woo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5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hroomGeneric7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st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MuttonCho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GPNVG_18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GPNVG_18_OFF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NV_57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NV_57_OFF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21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21_OFF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5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5_OFF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7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V_PVS7_OFF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ail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ails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Amb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Gol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GoldDiamon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Silv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SilverDiamon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SilverEmera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Long_SilverSapphi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Chok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Choker_Amb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Choker_Diamon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Choker_Sapphi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Crucifix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DogT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GoldDiamond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GoldRub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Pear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Sil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SilverCrucifi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SilverSapphi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_YingYa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cklacepear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edl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ttl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ewspap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ightstic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Remot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SensorV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SensorV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SensorV3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iseTrapTrigger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Noise Generator with Timer</text:p>
          </table:table-cell>
          <table:table-cell office:value-type="string" calcext:value-type="string">
            <text:p>[Explosives]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{'damage': 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.NoodleSou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Brake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Brake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Brake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Muffler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Muffler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Muffler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Seat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Seat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CarSeat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GasTank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GasTank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GasTank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Suspension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Suspension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Suspension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ire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ir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ire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rmal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seRing_Gol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seRing_Silv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seStud_Gold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seStud_Silver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oteboo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urse_Dres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urse_Shoe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ylon_Stockin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Nylon_Stocking_Rippe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MNI_Ba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MNI_Pouch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MNI_Pouch_Loos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ZK_Gaite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ZK_Gaiter_Loo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atme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atsRa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_Dres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_Dress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ice_Swea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ice_Sweater_Lo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icer_Ha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icer_Overcoat</text:p>
          </table:table-cell>
          <table:table-cell office:value-type="currency" office:currency="USD" office:value="4500" calcext:value-type="currency">
            <text:p>$4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fficer_Overcoat_ON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ilOliv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ilVegetab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Brake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Brake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Brak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CarMuffler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CarMuffler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CarMuffler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Tire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Tir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ldTire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meletteRec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nigiri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ni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nionRin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penBe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ran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regano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venMit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yst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OystersFri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229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MG_Gasmas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MK1_Gasmas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MK1_Half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MK2_Gasmas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MK2_Hal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dlo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auchocola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Bl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Blu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Br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Cyan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Gree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Grey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Light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LightBrow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Oran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Pur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Turquoi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Yel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brus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intbucket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FriedVegetabl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FriedVegetables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cakeHedgeho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cakeMix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cak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cakesCraf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cakesRec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fis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ts_Adida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nts_Yoga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Ba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Napkin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bag_Jay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bag_Spiffos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clip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perclipBox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ramedic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ramedic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rsle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st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sta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sta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astaP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ch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nutBut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nutButterSandwic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nu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a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ncil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ncil_Skir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ncil_Skirts_Lon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pp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pperHabanero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pperJalapen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ppermin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pperoni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rcedWoo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r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rfum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rogi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trolBleachBottl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trolCa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etrolPopBot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ckAx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TOOL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ckAxeHand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ckAxeHandleSpik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ckl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Ap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Bluebe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Doug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KeyLim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LemonMering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Pre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Pumpk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WholeRa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eWholeRawSwe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bu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sAntiDe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sBet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sSleepingTabl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lsVitami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ot_Sunglas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lot_Sunglass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neapp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necon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Remot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SensorV1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SensorV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SensorV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BombTrigger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peWrenc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TOOL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Case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Cas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stolCase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zza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zzaRecip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izzaWhol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n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nkNai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ntai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ntainCataplas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sterPowd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sticCu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sticCupWat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sticTra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sticb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t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teBlu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teFanc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ateOran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onki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lung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kerChip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lice_Jump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lice_Officer_Ha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lice_Waterproof_Jacket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lice_Waterproof_Jacket_ON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ncho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nchoGreenDOW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nchoYel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nchoYellowDOW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olBa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olcu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2Emp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3Empty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Bott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BottleEmp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Empty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pcor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rkCho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tOfSou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tOfSoupRecip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tOfStew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otatoPancak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retze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rocessedchee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ropaneTa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umpk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Purs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QuaggaCak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_Blu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_Gree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_Grey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_Purpl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_Suit_Yellow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bbitme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dio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dio_Ri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dio_Rig_Loos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m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men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azo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3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Doubl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Doubl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CarDoorDoubl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ow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ow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ow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shield1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shield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arWindshield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cei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coilPa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dD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dPen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friedBean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gister2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gister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mo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moteCraftedV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moteCraftedV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moteCraftedV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Case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Cas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Case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_Lon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evolver_Shor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Pap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Po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ceVineg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fleCas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fleCase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fleCas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ELA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ELA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A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A_Loos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B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B_Loose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C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C_Loos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g_Smersh_Loos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Bra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MiddleFinger_Gol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MiddleFinger_GoldDiamon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MiddleFinger_GoldRub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MiddleFinger_Sil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MiddleFinger_SilverDiamon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RingFinger_Gol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RingFinger_GoldDiamon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RingFinger_GoldRub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RingFinger_Sil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Left_RingFinger_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MiddleFinger_Gol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MiddleFinger_GoldDiamon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MiddleFinger_GoldRub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MiddleFinger_Silv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MiddleFinger_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RingFinger_Gol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RingFinger_GoldDiamon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RingFinger_GoldRub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ACCESS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RingFinger_Silv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ng_Right_RingFinger_SilverDiamon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ppedSheet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ppedSheetsDir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pped_Tigh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iversideMa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astingPa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ckCand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llingP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C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Cap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Jacke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Jean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_Sho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hip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ma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sewoodM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Casual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Casual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Fishe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Fisher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Poli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ound_Cap_Police_B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ubberBan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ubberduck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Rubberducky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10_Gasmas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10_Gasmask_Set</text:p>
          </table:table-cell>
          <table:table-cell office:value-type="currency" office:currency="USD" office:value="650" calcext:value-type="currency">
            <text:p>$6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ARM_PA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ARM_PAD_Loos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Armor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string" calcext:value-type="string">
            <text:p>MILITARY_CLOTHING</text:p>
          </table:table-cell>
          <table:table-cell office:value-type="string" calcext:value-type="string">
            <text:p>DUTY Interceptor Body Arm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.SET_Armor_FULL</text:p>
          </table:table-cell>
          <table:table-cell office:value-type="currency" office:currency="USD" office:value="30000" calcext:value-type="currency">
            <text:p>$30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Boots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Goggle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Headse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PA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T_PAD_Loos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MS_Gasmask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MS_Gasmask_S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_Clos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_Nur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_Nurse_2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S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SSpiker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SSpikerBayon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_Tank_To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Cabbag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Carro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Onio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otato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App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BellPepp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Broccol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Cabbag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Carro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Che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Cor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Corn_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Eggplan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Grape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Lee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Lettu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Oni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Pea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Pe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Potat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RedRadis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Strawbe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ckProduce_Tomato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lam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lamiSlic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lm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l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nd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ndwich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uce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usag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wflyLarva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axophon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lpe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Ash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Ashe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Cam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Camo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Casu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Casual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Hunting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Hunting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Mask_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StripeBlack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StripeBlue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StripeRed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arf_Whit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hool_Cardiga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hool_Cardigan_Lo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hool_Cardigan_Long_O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hool_Cardigan_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isso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otchtap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rapMet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rewdriv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rew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crewsBox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aw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ed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lf_Ro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ewingKi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arpedSton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e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etMet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etPaper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etRop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Hold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_Arm_Bandoli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_Arm_Bandolier_B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_Chest_Bandoli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_Thigh_Bandoli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ll_Thigh_Bandolier_B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riff_Bag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riff_Jump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riff_Ves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eriff_Vest_Full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aseball_K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aseball_Ranger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aseball_Z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Brow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LimeGre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Pin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Bowling_White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CamoDeser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CamoGree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CamoUrba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CropTopNoArm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CropTop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Deni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Formal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FormalWhit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FormalWhite_ShortSleev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FormalWhite_ShortSleeveTIN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HawaiianR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HawaiianTIN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5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Jockey06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Lumberj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OfficerWhit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Police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PoliceGrey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Pries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PrisonGuar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Rang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Scrub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_Workm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s_Bennet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s_Jam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s_Kidm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s_Maria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irts_Sebastia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ArmyBoot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ArmyBootsDeser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Black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BlackBoo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BlueTrainer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Bowl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Br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Fanc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FlipFlo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Lis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Random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RedTrainer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RidingBoots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Sandal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Slipp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Strapped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TrainerTIN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es_Wellie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oting_Shir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BoxingBlu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BoxingR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CamoGreenLon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CamoUrbanLong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LongDenim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LongSport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LongSport_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ShortDenim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ShortForm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rts_ShortSpor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2Bayonet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Case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Cas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awnoff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awnoffNoSto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emi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emi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hell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hellsBox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hellsM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Sile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in Toss</text:p>
          </table:table-cell>
          <table:table-cell office:value-type="string" calcext:value-type="string">
            <text:p>[Weapon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.Shotgun_Rig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tgun_Rig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ve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ovel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rimp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rimpDumpl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rimpFri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hrimpFriedCraf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ilkMothCaterpill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Che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Heath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Kne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Lis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Lo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Mari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Mini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Norm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Nurs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Offi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Office_Lon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_Shor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s_S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s_SC_Lo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s_Sid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kirts_Side_Lon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edgehamm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TOOL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edgehammer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ing2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u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lug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GasTank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GasTank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GasTa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SheetMetal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Trash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Trunk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animalme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llbirdmea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ashedBot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ithingMag1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ithingMa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ithingMa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ithingMag4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Remot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SensorV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SensorV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SensorV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keBombTrigger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mo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na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niperRifl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niper_Veil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noGlobe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nowShovel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ap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ap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ccerBa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cks_Ank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cks_Lon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upBow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oysauc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arkler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as12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as12Folded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atul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k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Bayon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BreadKnif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ButterKnif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Craft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For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HandFor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HuntingKnif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IcePic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Knif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LetterOpen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Machet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Scalpe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Scissor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Screwdriv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earSpo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iffoBig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iffoSui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iffoTai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l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on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oon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orts_Br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pringro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qui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quidCalamari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ir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k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pl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ple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r_Cap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ar_Cape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ea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ew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_Belt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_Lon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_Strin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s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sBlackSemiTran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sBlackTr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ckingsWhit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on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raw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g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garBr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garPacket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Army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Army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Chempak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Fisher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Fisher_ON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Jacke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JacketTIN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Stew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Stew_O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Wi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_Wick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itca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nflowerSeed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hiEg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hiFish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ie_Boo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ie_Hood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ie_Hood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sie_Stock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tureNeedl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utureNeedleHold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allowtailCaterpill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Lisa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Stocking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Stocking_Be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Stocking_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Stocking_Mismat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Stocking_Ripp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eater_Tight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imTrunks_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imTrunks_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imTrunks_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imTrunks_Yellow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wimsuit_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C_Jack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C_Jacket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VDinn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VMagaz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bleLe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_Boo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_Check_Shirts</text:p>
          </table:table-cell>
          <table:table-cell office:value-type="currency" office:currency="USD" office:value="499" calcext:value-type="currency">
            <text:p>$499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_Check_Shirts_O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o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oRec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oShe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tical_Hoo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ctical_Hood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ar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ab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abag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acu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c9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nnisBal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nnisRacke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ermites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istl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rea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ym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BowTie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BowTieWorn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Fu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Full_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Wor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e_Worn_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ghts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ghtsBlackSemiTrans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ghtsBlackTran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ghtsFishne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m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merCraf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nCanEmp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nOpen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nnedBean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nnedSou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nnedSoup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rePum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issu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ast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fu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fuFri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iletCarr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URNI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iletPap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iletPaper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matoPas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n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olbox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othbrus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othpast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4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5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7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Army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chArmy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tilla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rtillaChip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yBe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oyC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ilerTrunk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ilerTrunk2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ilerTrunk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Count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Cupboar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Draw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Freez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Fridg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Medic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Microwav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Ove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SeatBoxWoode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nsportShelv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Cag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Crat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Mous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Sna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pSti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auma_Ba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eBranch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Ammo_P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Ammo_Pack_Loos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Coat_Sebastia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Grenade_Pac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Grenade_Pack_Loos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ench_Tornister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iggerCraft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Mesh_DenimLigh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Mesh_Leath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ArmyServic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Bl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CamoDeser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CamoGree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CamoUrba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Chef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DefaultTEXTUR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DefaultTEXTURE_HU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DefaultTEXTURE_TIN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Deni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Fireman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JeanBaggy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LeatherBlack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Navy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Padd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Polic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PoliceGre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PrisonGuard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Rang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anta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antaGReen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crubs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Black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Blu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Gre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Pink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TINT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hellsuit_Teal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ui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uitTEXTUR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SuitWhit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WhiteTEXTUR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sers_WhiteTIN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ou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ump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unkCarr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unkDoor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unkDoor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runkDoor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Army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Business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CamoDeser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Camo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CamoUrba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DefaultDEC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DefaultDECAL_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DefaultTEXTUR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DefaultTEXTURE_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Fossoi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Gas2G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IndieStoneDECAL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McCoy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ileOCrep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izzaWhirl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olice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oliceGre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oloStriped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olo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Fireman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FiremanR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FiremanRed0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Fireman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PoliceBlu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Police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RangerBrow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RangerGre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VeterenGree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Profession_VeterenRed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Rang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Ro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Scrub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SpiffoDEC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Spor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SportDECA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ThunderGa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ValleyStatio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WhiteLongSleev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WhiteLongSleev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shirt_WhiteT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unaTi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unaTinOpe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urtlene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vAntiqu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vBlack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COMMUN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weezer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wi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win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Armor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Boo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Helme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Jacket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Pants</text:p>
          </table:table-cell>
          <table:table-cell office:value-type="currency" office:currency="USD" office:value="450" calcext:value-type="currency">
            <text:p>$4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SCM_Pants_Rolled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mbrella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mbrella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mbrellaB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mbrella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mbrella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pants_AnimalPrint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pants_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pants_RedSpo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pants_Whit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wear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derwear2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usableMetal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UnusableWoo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PistolCas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PistolCas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PistolCase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4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5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6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7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8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RifleCase9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ShotgunCas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ShotgunCase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FEShotgunCase3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H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HS_Hom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HS_Retai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ENTERTAIN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ader_Cape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ader_Helm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ader_Mask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anSeatsTrunk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armintRifl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BulletArm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BulletCivilia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BulletPolic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DefaultTEXTUR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DefaultTEXTURE_TI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Forema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HighViz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Hunting_Cam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Hunting_CamoGree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Hunting_Gre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Hunting_Orang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Waistcoa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WaistcoatTIN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est_Waistcoat_GigaMar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deoGame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king_Fire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king_Fire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neg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ole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olin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per_Helme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per_Helmet_Shield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tyaz_Viso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Vityaz_Visor_UP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ffle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fflesRecip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ll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llet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llet3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llet4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sabi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sherCarry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BleachBott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Bottle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BottleFull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BottlePetro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Bow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Dish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Dro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u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ugR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ugSpiff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ugWhit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Paintbucket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PopBott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Pot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PotPasta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PotRice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Saucep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SaucepanPasta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SaucepanRic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Teacup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el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elonSlic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ermelonSmashed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tson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attson_Jacket_ON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ddingDres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ddingJacket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ddingRing_Ma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ddingRing_Wom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ldingMas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ldingRod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estpointM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hiskey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hiskey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hiskeyPetro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hiskeyWaterFull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ldEgg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ldGarlic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ldGarlic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ldGarlicCataplasm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dshield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dshield2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dshield3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Empt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Empty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InGlas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Petro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eWater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terBerr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ter_Jacket_Camo_Heavy</text:p>
          </table:table-cell>
          <table:table-cell office:value-type="currency" office:currency="USD" office:value="750" calcext:value-type="currency">
            <text:p>$75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ter_Jacket_Camo_Heavy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ter_Jacket_Heavy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nter_Jacket_Heavy_O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ir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Helm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Knee_Pa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Knee_Pad_Loos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Plate_Carrier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lf_Plate_Carrier_B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Axe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enL Spea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enLanc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enMalle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TOOL_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enSti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dglu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l_Stocki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l_Stocking_Below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l_Stocking_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l_Stocking_Mismat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ol_Stocking_Ripp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rm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rn_Beani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orn_Beanie_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ench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TOOL_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ClassicBlack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ClassicBrow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Classic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ClassicMilita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Digital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DigitalDres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Left_DigitalRe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ClassicBlack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ClassicBrow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ClassicGol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ClassicMilita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DigitalBlac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DigitalDres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WristWatch_Right_DigitalRe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_Shirts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_Shirts_Lon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arn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eas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oghur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Yoyo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ZSH_Viso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ZSH_Visor_UP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Zucchini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y_Shotguna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aty_revolversfx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kenglass_1_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kenglass_1_1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kenglass_1_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brokenglass_1_3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1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4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8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1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11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12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2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3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4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5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6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7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8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theMH_MkII_SFX9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2Scop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2Scope_Fak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4Scope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4Scope_Fake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8Scope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x8Scope_Fake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wOnTheMap.SheetPaperMap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API.LargePetrolCa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API.LargePetrolCanFull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API.LargePetrolCanWat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Axe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Boot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Hammer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Jacket</text:p>
          </table:table-cell>
          <table:table-cell office:value-type="currency" office:currency="USD" office:value="1500" calcext:value-type="currency">
            <text:p>$1,50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Katana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Mag1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Mag2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Ma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Spear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AntiqueVest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Bag_SmallHiking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BloodBox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BloodyCrowba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MedicalMag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MedicalMag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MedicalMag3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MedicalMag4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ObsidianBlad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WEA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PackerB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PapierMach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PapierMacheSwor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Slugger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Thumper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aul</text:p>
          </table:table-cell>
          <table:table-cell office:value-type="string" calcext:value-type="string">
            <text:p>[Blunt, 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amage': 2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eTraits.ZombPatty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aits.ZombificationCur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ables.Moveab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.InstaHeal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FIRST_A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.ROKPoster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CDplayer</text:p>
          </table:table-cell>
          <table:table-cell office:value-type="currency" office:currency="USD" office:value="299" calcext:value-type="currency">
            <text:p>$299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ElectricWir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HamRadio1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HamRadio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HamRadioMakeShif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Bla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Mag1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Mag2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Mag3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MakeShift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Receiver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Red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RadioTransmitter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ScannerModul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TvAntique</text:p>
          </table:table-cell>
          <table:table-cell office:value-type="currency" office:currency="USD" office:value="350" calcext:value-type="currency">
            <text:p>$3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TvBlack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TvWideScreen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1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2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3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4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5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.WalkieTalkieMakeShif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foxe_Samba_Raggae_car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frican_Noodl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frican_Rainbow_Mag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rm_Push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rm_Wave_One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rm_Wave_Two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rms_Hip_Hop_Ma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Around_The_World_Ma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boy_Hip_Hop_On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boy_Hip_Hop_Thre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boy_Hip_Hop_Two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elly_Dancing_On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elly_Dancing_Three_car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elly_Dancing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ody_Wav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oogalo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ooty_Step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reakdance_1990_car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reakdance_Brooklyn_Uprock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Breakdance_Freezes_Comb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Cabbage_Patch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Can_Can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Charleston_c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Chicken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Crazy_Legs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Defile_De_Samba_Parad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Gandy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Hokey_Pokey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House_Dancing_car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Kick_Step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Locking_car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Macarena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Maraschino_Ma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MoonWalk_One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Moonwalk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Northern_Soul_Spin_Dip_and_Splits_car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Northern_Soul_Spin_Mag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Northern_Soul_Spin_On_Floor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Northern_Soul_Spin_and_Floor_Work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SKILL_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aise_The_Roof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eally_Twirl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ib_Pops_Mag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ick_Dancing_c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obot_On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obot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ockette_Kick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umba_Dancing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unning_Man_One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unning_Man_Three_Ma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Running_Man_Two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lsa_Double_Twirl_Ma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lsa_Double_Twirl_and_Clap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lsa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lsa_Side_to_Side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lsa_Two_c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mba_Olodum_card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amba_Pagod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him_Sham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himmy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huffling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ide_to_Side_Mag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lide_Step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Snak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hriller_Four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hriller_On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hriller_Three_car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hriller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ut_On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ut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wist_One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Twist_Two_Mag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Uprock_Indian_Step_Mag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Wave_One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Wave_Two_car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BobTA_YMCA_Ma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CloseKosmotsars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.OpenKosmotsars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CampfireKit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CampingTen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CampingTentKit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Flint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SteelAndFlint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SteelKnuckle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MILITARY_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SteelKuckle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ing.TentPeg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aco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aconBit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aconRashers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loomingBroccoli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roccoliBagSe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BroccoliSeed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Cabbag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CabbageBag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Cabbage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CarrotBagSeed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CarrotSee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GardeningSprayCigarette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GardeningSprayEmpt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GardeningSpray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GardeningSprayMilk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HandShove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MayonnaiseEmpt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Mayonnaise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Mayonnaise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MayonnaiseWaterFu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Potato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PotatoBag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PotatoSeed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dRadish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dRadishBag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dRadishSeed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mouladeEmpty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mouladeFull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mouladeHalf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RemouladeWaterFull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Sala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Strewberrie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StrewberrieBag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Strewberrie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Tomato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TomatoBag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TomatoSeed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WateredCan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.WateredCanFull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ConeCarr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DriedChickpeas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F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Hat_FastFood_Spiffo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LOT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.String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VARIOUS</text:p>
          </table:table-cell>
          <table:table-cell table:number-columns-repeated="4"/>
        </table:table-row>
        <table:table-row table:style-name="ro1" table:number-rows-repeated="10454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6T14:28:21.152000000</dc:date>
    <meta:editing-duration>PT1M53S</meta:editing-duration>
    <meta:editing-cycles>2</meta:editing-cycles>
    <meta:generator>LibreOffice/7.6.0.3$Windows_X86_64 LibreOffice_project/69edd8b8ebc41d00b4de3915dc82f8f0fc3b6265</meta:generator>
    <meta:document-statistic meta:table-count="1" meta:cell-count="9380" meta:object-count="0"/>
  </office:meta>
</office:document-meta>
</file>